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4.401cm"/>
    </style:style>
    <style:style style:name="co5" style:family="table-column">
      <style:table-column-properties fo:break-before="auto" style:column-width="11.262cm"/>
    </style:style>
    <style:style style:name="co6" style:family="table-column">
      <style:table-column-properties fo:break-before="auto" style:column-width="28.7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>
      <style:text-properties fo:color="#ff9900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Arimo" style:font-name-asian="DejaVu Sans Condensed" style:font-name-complex="Lohit Hindi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fo:color="#cc99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ce14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Arimo" style:font-name-asian="DejaVu Sans Condensed" style:font-name-complex="Lohit Hindi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lib_level </text:p>
          </table:table-cell>
          <table:table-cell table:style-name="ce7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arget_name </text:p>
          </table:table-cell>
          <table:table-cell office:value-type="string">
            <text:p>Scan.sourceName -&gt; Source.sourceName </text:p>
          </table:table-cell>
          <table:table-cell office:value-type="string">
            <text:p>OK</text:p>
          </table:table-cell>
          <table:table-cell table:style-name="ce11" office:value-type="string">
            <text:p>Es opcional en la tabla scan!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_ra </text:p>
          </table:table-cell>
          <table:table-cell office:value-type="string">
            <text:p>Scan.sourceName -&gt; Source.direction[0] </text:p>
          </table:table-cell>
          <table:table-cell office:value-type="string">
            <text:p>OK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3" office:value-type="string">
            <text:p>s_dec </text:p>
          </table:table-cell>
          <table:table-cell office:value-type="string">
            <text:p>Scan.sourceName -&gt; Source.direction[1] </text:p>
          </table:table-cell>
          <table:table-cell office:value-type="string">
            <text:p>OK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4" office:value-type="string">
            <text:p>s_fov </text:p>
          </table:table-cell>
          <table:table-cell office:value-type="string">
            <text:p>NULL</text:p>
          </table:table-cell>
          <table:table-cell/>
          <table:table-cell table:style-name="ce11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11" office:value-type="string">
            <text:p>Solo falta detallar lambd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_exptime </text:p>
          </table:table-cell>
          <table:table-cell table:style-name="ce8" office:value-type="string">
            <text:p>Para todos los SubScan.subscanIntent == ON_SOURCE </text:p>
            <text:p>Asociados a un Scan, obtener </text:p>
            <text:p><text:span text:style-name="T1">exp = SubScan.endTime – SubScan.startTime</text:span></text:p>
            <text:p>t_exptime = suma de todos los exp obtneidos </text:p>
          </table:table-cell>
          <table:table-cell office:value-type="string">
            <text:p>OK</text:p>
          </table:table-cell>
          <table:table-cell table:style-name="ce13"/>
          <table:table-cell table:style-name="ce14" table:number-columns-repeated="3"/>
        </table:table-row>
        <table:table-row table:style-name="ro3">
          <table:table-cell/>
          <table:table-cell table:style-name="ce5" office:value-type="string">
            <text:p>t_resultion </text:p>
          </table:table-cell>
          <table:table-cell table:style-name="ce9" office:value-type="string">
            <text:p><text:span text:style-name="T1">Scan.execBlockId (Primero) </text:span></text:p>
            <text:p>→ ExecBlock.startTime Scan.execBlockId (Final) </text:p>
            <text:p>-&gt; ExecBlock.endTime endTime - startTime</text:p>
          </table:table-cell>
          <table:table-cell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4">
          <table:table-cell office:value-type="string">
            <text:p>x</text:p>
          </table:table-cell>
          <table:table-cell table:style-name="ce5" office:value-type="string">
            <text:p>em_res_power </text:p>
          </table:table-cell>
          <table:table-cell office:value-type="string">
            <text:p>Spectral_Window.name = ...#FULL_RES Spectal_Window.resolution </text:p>
          </table:table-cell>
          <table:table-cell table:style-name="ce10"/>
          <table:table-cell table:style-name="ce12" office:value-type="string">
            <text:p>Problema: ¿como ubicar un Spectral_Window especifico? </text:p>
            <text:p>Ejemplo: uid___A002_X36a70f_X318, scan 1 tiene souceName = J0522-364, el que a su vez tiene 33 spectralWindows, algunos de los cuales tienen &lt;resolution&gt; y no todos los resolution tienen el mismo valor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_ucd </text:p>
          </table:table-cell>
          <table:table-cell office:value-type="string">
            <text:p>em.mm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pol_states 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OK</text:p>
          </table:table-cell>
          <table:table-cell table:style-name="ce11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cility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trument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11" office:value-type="string">
            <text:p>Solo falta detallar la velocidad de la luz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11-07-2014</text:date>, <text:time>23:48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7-11T23:48:06</dc:date>
    <meta:editing-duration>PT3H37M47S</meta:editing-duration>
    <meta:editing-cycles>25</meta:editing-cycles>
    <meta:generator>OpenOffice/4.1.0$Unix OpenOffice.org_project/410m18$Build-9764</meta:generator>
    <meta:document-statistic meta:table-count="3" meta:cell-count="101" meta:object-count="0"/>
  </office:meta>
</office:document-meta>
</file>